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style:line-height-at-least="0.3in"/>
      <style:text-properties style:font-name="Arial"/>
    </style:style>
    <style:style style:name="P2" style:family="paragraph" style:parent-style-name="Text_20_body">
      <style:paragraph-properties style:line-height-at-least="0.3in"/>
    </style:style>
    <style:style style:name="P3" style:family="paragraph" style:parent-style-name="Text_20_body">
      <style:paragraph-properties fo:margin-left="0in" fo:margin-right="0in" style:line-height-at-least="0.3in" fo:text-indent="0in" style:auto-text-indent="false"/>
      <style:text-properties style:font-name="Arial"/>
    </style:style>
    <style:style style:name="P4" style:family="paragraph" style:parent-style-name="Text_20_body">
      <style:paragraph-properties fo:margin-left="0in" fo:margin-right="0in" style:line-height-at-least="0.3in" fo:text-indent="0in" style:auto-text-indent="false"/>
      <style:text-properties style:font-name="Courier New"/>
    </style:style>
    <style:style style:name="P5" style:family="paragraph" style:parent-style-name="Text_20_body">
      <style:paragraph-properties fo:margin-left="0in" fo:margin-right="0in" style:line-height-at-least="0.1402in" fo:text-indent="0in" style:auto-text-indent="false"/>
      <style:text-properties style:font-name="Arial"/>
    </style:style>
    <style:style style:name="P6" style:family="paragraph" style:parent-style-name="Text_20_body">
      <style:paragraph-properties fo:margin-left="0.4925in" fo:margin-right="0in" style:line-height-at-least="0.1402in" fo:text-indent="0in" style:auto-text-indent="false"/>
      <style:text-properties style:font-name="Courier New"/>
    </style:style>
    <style:style style:name="P7" style:family="paragraph" style:parent-style-name="Text_20_body">
      <style:paragraph-properties fo:margin-left="0.9846in" fo:margin-right="0in" style:line-height-at-least="0.1402in" fo:text-indent="0in" style:auto-text-indent="false"/>
      <style:text-properties style:font-name="Arial"/>
    </style:style>
    <style:style style:name="P8" style:family="paragraph" style:parent-style-name="Text_20_body">
      <style:paragraph-properties fo:margin-left="0.4925in" fo:margin-right="0in" style:line-height-at-least="0.1402in" fo:text-indent="0in" style:auto-text-indent="false"/>
      <style:text-properties style:font-name="Arial"/>
    </style:style>
    <style:style style:name="P9" style:family="paragraph" style:parent-style-name="Heading_20_2">
      <style:paragraph-properties style:line-height-at-least="0.3in"/>
    </style:style>
    <style:style style:name="P10" style:family="paragraph" style:parent-style-name="Text_20_body">
      <style:paragraph-properties style:line-height-at-least="0.3in"/>
      <style:text-properties style:font-name="Arial" fo:font-size="12pt" style:font-size-asian="12pt" style:font-size-complex="12pt"/>
    </style:style>
    <style:style style:name="P11" style:family="paragraph" style:parent-style-name="Text_20_body">
      <style:paragraph-properties style:line-height-at-least="0.3in"/>
      <style:text-properties style:font-name="Arial" fo:font-size="12pt" style:text-underline-style="none" style:font-name-asian="Monospace" style:font-size-asian="12pt" style:font-name-complex="Monospace" style:font-size-complex="12pt"/>
    </style:style>
    <style:style style:name="P12" style:family="paragraph" style:parent-style-name="Text_20_body">
      <style:paragraph-properties style:line-height-at-least="0.3in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style:font-name-asian="Monospace" style:font-name-complex="Monospace"/>
    </style:style>
    <style:style style:name="T8" style:family="text">
      <style:text-properties style:font-name-asian="Monospace" style:font-name-complex="Monospace"/>
    </style:style>
    <style:style style:name="T9" style:family="text">
      <style:text-properties style:text-underline-style="none" style:font-name-asian="Monospace" style:font-name-complex="Monospace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verview:</text:h>
      <text:p text:style-name="P2"><text:span text:style-name="T1">The contained is an implementation of the two phase commit protocol for distributed transactions. <text:s/>The terminology used is adapted from the </text:span><text:a xlink:type="simple" xlink:href="http://en.wikipedia.org/wiki/Two-phase_commit"><text:span text:style-name="T2">wiki page</text:span></text:a><text:span text:style-name="T1"> on the topic, most notably the concept of the </text:span><text:span text:style-name="T3">coordinator</text:span><text:span text:style-name="T4"> that issues requests to </text:span><text:span text:style-name="T3">cohorts</text:span><text:span text:style-name="T4">. <text:s/>There are classes that correspond to these.</text:span></text:p>
      <text:h text:style-name="P1" text:outline-level="1">Requirements:</text:h>
      <text:p text:style-name="P3">The third-party libraries used are included in this submission. <text:s/>The version of Java with which it was compiled is:</text:p>
      <text:p text:style-name="P4">java version "1.5.0_05"</text:p>
      <text:p text:style-name="P4">Java(TM) 2 Runtime Environment, Standard Edition (build 1.5.0_05-b05)</text:p>
      <text:p text:style-name="P4">Java HotSpot(TM) Client VM (build 1.5.0_05-b05, mixed mode, sharing)</text:p>
      <text:h text:style-name="Heading_20_1" text:outline-level="1">Instructions:</text:h>
      <text:p text:style-name="P5">The submission comes with a <text:span text:style-name="T5">simple </text:span>demonstration script. <text:s/>Simply run <text:span text:style-name="T6">run.sh</text:span>. <text:s/>See the “Demonstration” section below for an explanation of what it's doing.</text:p>
      <text:h text:style-name="Heading_20_1" text:outline-level="1">Contents:</text:h>
      <text:p text:style-name="P5">The contents of this submission are:</text:p>
      <text:p text:style-name="P6">bin/ </text:p>
      <text:p text:style-name="P7">Directory containing compiled classes </text:p>
      <text:p text:style-name="P8"><text:span text:style-name="T6">data/ </text:span></text:p>
      <text:p text:style-name="P7">Directory created by running the example script, contains one subdirectory per Sleepycat BDB environment (one per cohort on this server) (will not exist until you run <text:span text:style-name="T6">run.sh</text:span></text:p>
      <text:p text:style-name="P8"><text:span text:style-name="T6">lib/ </text:span></text:p>
      <text:p text:style-name="P7">External, non JDK libraries used (see section below).</text:p>
      <text:p text:style-name="P6">README/</text:p>
      <text:p text:style-name="P7">Where various formats of this document live.</text:p>
      <text:p text:style-name="P8"><text:span text:style-name="T6">run.sh/ </text:span><text:line-break/><text:tab/>Demonstration script. <text:s/>Must be run from directory where the script is located.</text:p>
      <text:p text:style-name="P8"><text:span text:style-name="T6">src/ </text:span><text:line-break/><text:tab/>Java source code.</text:p>
      <text:h text:style-name="P1" text:outline-level="1">Libraries used:</text:h>
      <text:h text:style-name="P9" text:outline-level="2">Communication:</text:h>
      <text:p text:style-name="P10"><text:span text:style-name="T7">The Inter-Process Communication used was that included in the </text:span><text:a xlink:type="simple" xlink:href="http://lucene.apache.org/hadoop/"><text:span text:style-name="T8">Hadoop</text:span></text:a><text:span text:style-name="T7"> library, a subproject of Nutch, the open source search engine. <text:s/>It was used because it provides a lightweight binary protocol for exchange of hand-serialized messages, and is a library with which I have a decent familiarity and experience of proven utility. <text:s/>Plus, major components of it were written by our department's own Mike Cafarella.</text:span></text:p>
      <text:h text:style-name="P9" text:outline-level="2">Persistence:</text:h>
      <text:p text:style-name="P10"><text:span text:style-name="T7">For stable, ACID disk storage, I used Sleepycat's </text:span><text:a xlink:type="simple" xlink:href="http://www.sleepycat.com/products/bdbje.html"><text:span text:style-name="T8">Berkeley DB JavaEdition</text:span></text:a><text:span text:style-name="T7">. <text:s/>It is a relatively small footprint, high-performance, embedded data storage system. <text:s/>This spares us from having to set up a separate storage server on each assembly member.</text:span><text:span text:style-name="T9"> <text:s/>As of the release of JE 3.0 (May 17, 2006) a new Persistence API is available, eliminating the need for low level serialization or transaction management, so I've taken this opportunity to familiarize myself with that API. <text:s/>The use of annotations in the code are in service of this new API.</text:span></text:p>
      <text:p text:style-name="P11">Other than these two libraries, all compiled code included in this submission has been authored solely by me.</text:p>
      <text:h text:style-name="P1" text:outline-level="1">Demonstration:</text:h>
      <text:p text:style-name="P12">The demonstration script <text:span text:style-name="T6">run.sh </text:span>sets the classpath to include the compiled source and the libraries. <text:s/>It then calls the main method of SimulatedDistributedStore with arguments to create 5 cohorts (listening on ports 10001-10005). <text:s/>It does this, and then creates a coordinator, which issues 1000 instructions, to modify 10 data elements. </text:p>
      <text:p text:style-name="P11">I did not set up the coordinator with a user interface...though this would be trivial to do. <text:s/>Rather I have the demonstration execute 1000 instructions to the coordinator and allow the user to see the output of these instru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Mincho Light J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5-22T15:03:45</meta:creation-date>
    <dc:date>2006-05-24T14:22:00</dc:date>
    <dc:language>en-US</dc:language>
    <meta:editing-cycles>8</meta:editing-cycles>
    <meta:editing-duration>PT58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462" meta:character-count="2917"/>
  </office:meta>
</office:document-meta>
</file>